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6860" officeooo:paragraph-rsid="00076860"/>
    </style:style>
    <style:style style:name="P2" style:family="paragraph" style:parent-style-name="Standard">
      <style:paragraph-properties fo:text-align="center" style:justify-single-word="false"/>
      <style:text-properties officeooo:rsid="00076860" officeooo:paragraph-rsid="00076860"/>
    </style:style>
    <style:style style:name="T1" style:family="text">
      <style:text-properties officeooo:rsid="0007fe41"/>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7" text:date-value="2020-02-19T12:54:36.623702351" text:fixed="true">02/19/20</text:date></text:p>
      <text:p text:style-name="Standard"/>
      <text:p text:style-name="P2">Life<text:line-break/>by Kyle Eggleston</text:p>
      <text:p text:style-name="P1"/>
      <text:p text:style-name="P1"><text:tab/>You’d think we would be able to solve everything in this life without problems. All of these humans could learn to work together and solve every issue that came up. Right? But instead we have people going to war with each other and life just doesn’t get a win, ever.</text:p>
      <text:p text:style-name="P1"><text:tab/><text:span text:style-name="T1">How many scientists are out there? How many have one piece to the puzzle and others have another piece to the puzzle? What if they all just worked together and added those pieces together instead of working alone. What would happen? Ever think and wonder about that? Most people don’t, well I’m assuming most people do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2:54:29.694454767</meta:creation-date>
    <dc:date>2020-02-19T12:58:52.002100468</dc:date>
    <meta:editing-duration>PT4M22S</meta:editing-duration>
    <meta:editing-cycles>2</meta:editing-cycles>
    <meta:generator>LibreOffice/6.0.7.3$Linux_X86_64 LibreOffice_project/00m0$Build-3</meta:generator>
    <meta:document-statistic meta:table-count="0" meta:image-count="0" meta:object-count="0" meta:page-count="1" meta:paragraph-count="4" meta:word-count="111" meta:character-count="620" meta:non-whitespace-character-count="511"/>
  </office:meta>
</office:document-meta>
</file>